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weight="bold" style:font-weight-asian="bold" style:font-weight-complex="bold" fo:font-size="16pt" style:font-size-asian="16pt" style:font-size-complex="16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fo:font-size="16pt" style:font-size-asian="16pt" style:font-size-complex="16pt"/>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family="paragraph">
      <style:text-properties fo:font-weight="bold" style:font-weight-asian="bold" style:font-weight-complex="bold" fo:font-size="16pt" style:font-size-asian="16pt" style:font-size-complex="16pt"/>
    </style:style>
    <style:style style:name="P11" style:parent-style-name="Normal" style:family="paragraph">
      <style:text-properties fo:font-weight="bold" style:font-weight-asian="bold" style:font-weight-complex="bold" fo:font-size="16pt" style:font-size-asian="16pt" style:font-size-complex="16pt"/>
    </style:style>
    <style:style style:name="P12" style:parent-style-name="Normal" style:family="paragraph">
      <style:text-properties fo:font-weight="bold" style:font-weight-asian="bold" style:font-weight-complex="bold" fo:font-size="16pt" style:font-size-asian="16pt" style:font-size-complex="16pt"/>
    </style:style>
    <style:style style:name="P13" style:parent-style-name="Normal" style:family="paragraph">
      <style:text-properties fo:font-weight="bold" style:font-weight-asian="bold" style:font-weight-complex="bold" fo:font-size="16pt" style:font-size-asian="16pt" style:font-size-complex="16pt"/>
    </style:style>
  </office:automatic-styles>
  <office:body>
    <office:text text:use-soft-page-breaks="true">
      <text:p text:style-name="P1">Introduction :</text:p>
      <text:p text:style-name="P2">J’ai mis du temps à oser me lancer dans l’aventure OpenClassrooms.<text:s/>J’ai sur trouver la motivation nécessaire et<text:s/>je me suis lancé. Je ne regrette vraiment pas ce parcours, il m’a permis d’évoluer dans quelque chose qui me plait. Cette formation ne pas apporter seulement des compétences technologiques mais aussi des compétences humaines.<text:s/></text:p>
      <text:p text:style-name="P3">Il est très difficile de se motiver tout le long de la formation<text:s/>en étant seul, sans l’aide de mon mentor je n’y serai jamais parvenu.<text:s/>Le mentor n’est pas juste<text:s/>là<text:s/>pour nous aider lorsqu’on bloque sur un bug, il apporte beaucoup bien plus.</text:p>
      <text:p text:style-name="P4"/>
      <text:p text:style-name="P5">Période du projet 3 :</text:p>
      <text:p text:style-name="Normal">C’est<text:s/>là<text:s/>que la formation à vraiment commencé pour moi, j’ai découvert depuis zéro le langage Java. Le seul code que j’avais étudié avant c’était du HTML/CSS sur le site du zéro (ancien OpenClassrooms). J’ai donc passé plusieurs mois seulement sur la partie cours du projet 3 (5 mois).</text:p>
      <text:p text:style-name="Normal">Ce projet<text:s/>m’a<text:s/>permis<text:s/>de découvrir la joie de rester bloqué sur un problème et de parvenir à le résoudre après plusieurs heures, la satisfaction de voir son code fonctionné.</text:p>
      <text:p text:style-name="Normal"/>
      <text:p text:style-name="P6">Période du projet 4-5 :<text:s/></text:p>
      <text:p text:style-name="Normal">Cette<text:s/>période<text:s/>de la formation ma fait découvrir une partie que j’ignorais totalement. La préparation d’un projet qui compte tout autant que la partie développement.</text:p>
      <text:p text:style-name="Normal">J’ai vue l’importance de bien se préparer avant de se lancer dans un projet.<text:s/></text:p>
      <text:p text:style-name="Normal">Il est important de ne pas bruler les étapes pour pas le regretter par la suite et perdre du temps.</text:p>
      <text:p text:style-name="Normal"/>
      <text:p text:style-name="P7">Période du projet 6-7 :</text:p>
      <text:p text:style-name="Normal">C’est surement la partie la plus compliqué de la formation. J’ai dû revoir les cours Spring et Maven plusieurs fois afin de bien les assimiler.<text:s/></text:p>
      <text:p text:style-name="Normal">Le site communautaire sur l’escalade ma fait comprendre que je pouvais commencer à faire pas mal de choses.<text:s/></text:p>
      <text:p text:style-name="Normal"/>
      <text:p text:style-name="P8">Période du projet 8 :</text:p>
      <text:p text:style-name="Normal">Cette partie ma permis de découvrir<text:s/>la façon de faire<text:s/>pour déployer une application sur un serveur Debian. La nécessité de savoir exploiter Linux/Ubuntu.<text:s/></text:p>
      <text:p text:style-name="Normal"/>
      <text:p text:style-name="Normal"/>
      <text:soft-page-break/>
      <text:p text:style-name="P9">Période du projet 9 :</text:p>
      <text:p text:style-name="Normal">Ce projet est celui qui m’a le plus donné de plaisir à réaliser. Tester<text:s/>son code<text:s/>est vraiment une partie de l’application à part entière.</text:p>
      <text:p text:style-name="Normal">Pour ce projet je ne me suis pas contenté seulement du cours fournit par OpenClassrooms, je me suis lancé dans un livre sur JUnit et Mockito et avec cela une vidéo d’une heure sur l’utilisation des Fakes et le Pattern Builder.</text:p>
      <text:p text:style-name="Normal">C’était donc bien préparé que je me suis lancé à la présentation de<text:s/>ce<text:s/>projet.</text:p>
      <text:p text:style-name="Normal"/>
      <text:p text:style-name="P10">Période du projet 10 :</text:p>
      <text:p text:style-name="Normal">C’est dans cette période que j’ai vraiment vue toutes les compétences que j’avais acquis au cours de ma formation. Je me suis rendu compte que compte que peu importe<text:s/>la tâche demandée<text:s/>j’avais<text:s/>les moyens<text:s/>de remplir celle-ci.<text:s/></text:p>
      <text:p text:style-name="Normal">J’ai aussi<text:s/>remarqué<text:s/>une progression en revenant sur du code que j’avais fait des mois auparavant, car<text:s/>j’ai remarqué<text:s/>je pouvais optimiser celui-ci.</text:p>
      <text:p text:style-name="Normal"/>
      <text:p text:style-name="P11">Période du projet 11 :</text:p>
      <text:p text:style-name="Normal">Le projet le plus utile au quotidien, c’est quand j’ai commencé à faire ma veille technologique que je me suis rendu compte que j’aurais du laissé une trace de toutes les informations pertinentes que j’ai récupéré au cours de ma formation.</text:p>
      <text:p text:style-name="Normal">C’est un élément qui me suivra tout au long de ma carrière et je continu de l’alimenter chaque jour.</text:p>
      <text:p text:style-name="Normal"/>
      <text:p text:style-name="P12">Période du projet 12 :</text:p>
      <text:p text:style-name="Normal">Je me suis lancé dans ce projet avec la hâte de finir cette formation<text:s/>et de pouvoir commencer à travailler.</text:p>
      <text:p text:style-name="Normal">Ce projet ma permit de mettre en action toutes les compétences que j’avais acquise pendant cette formation, j’ai pu voir que dans toutes ses compétences je m’étais amélioré avec la pratique.</text:p>
      <text:p text:style-name="Normal"><text:s/></text:p>
      <text:p text:style-name="P13">Conclusion :</text:p>
      <text:p text:style-name="Normal">Je pense que cette formation ma bien préparé<text:s/>pour intégrer une entreprise et répondre<text:s/>à ses attentes.</text:p>
      <text:p text:style-name="Normal">Le fait de devoir pratiquer dans les exercices des cours et dans les projets aide grandement.</text:p>
      <text:p text:style-name="Normal">J’ai hâte de voir ce que je vos dans le milieu du travail.</text:p>
      <text:p text:style-name="Normal">Sans cette formation je n’aurais jamais pu faire un travail qui me passionne vraiment plus que tout, c’est pour ça que je remercie OpenClassrooms d’offrir cette chance à des personnes comme mo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roche</meta:initial-creator>
    <dc:creator>yoann roche</dc:creator>
    <meta:creation-date>2020-03-05T06:27:00Z</meta:creation-date>
    <dc:date>2020-03-07T16:59:00Z</dc:date>
    <meta:template xlink:href="Normal" xlink:type="simple"/>
    <meta:editing-cycles>2</meta:editing-cycles>
    <meta:editing-duration>PT172620S</meta:editing-duration>
    <meta:document-statistic meta:page-count="2" meta:paragraph-count="7" meta:word-count="602" meta:character-count="3912" meta:row-count="27" meta:non-whitespace-character-count="3317"/>
  </office:meta>
</office:document-meta>
</file>